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T1" style:family="text">
      <style:text-properties fo:color="#00cc00"/>
    </style:style>
    <style:style style:name="T2" style:family="text">
      <style:text-properties fo:color="#00cc00" style:text-line-through-style="none"/>
    </style:style>
    <style:style style:name="T3" style:family="text">
      <style:text-properties fo:color="#00cc00" style:font-name="Calibri"/>
    </style:style>
    <style:style style:name="T4" style:family="text">
      <style:text-properties fo:color="#00cc00" style:text-line-through-style="solid"/>
    </style:style>
    <style:style style:name="T5" style:family="text">
      <style:text-properties style:use-window-font-color="true"/>
    </style:style>
    <style:style style:name="T6" style:family="text">
      <style:text-properties style:use-window-font-color="true" style:text-line-through-style="solid"/>
    </style:style>
    <style:style style:name="T7" style:family="text">
      <style:text-properties style:use-window-font-color="true" style:text-line-through-style="none"/>
    </style:style>
    <style:style style:name="T8" style:family="text">
      <style:text-properties style:use-window-font-color="true" style:text-underline-style="solid" style:text-underline-width="auto" style:text-underline-color="font-color"/>
    </style:style>
    <style:style style:name="T9" style:family="text">
      <style:text-properties style:text-line-through-style="solid"/>
    </style:style>
    <style:style style:name="T10" style:family="text">
      <style:text-properties style:text-line-through-style="solid" style:text-underline-style="solid" style:text-underline-width="auto" style:text-underline-color="font-color"/>
    </style:style>
    <style:style style:name="T11" style:family="text">
      <style:text-properties style:text-line-through-style="none"/>
    </style:style>
    <style:style style:name="T12" style:family="text">
      <style:text-properties style:font-name="Verdan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text:tab/>Nous avons tous été amené, une fois dans notre vie, à envoyer un mail, à écrire une lettre.</text:p>
      <text:p text:style-name="P1"><text:tab/>Mais quelles est <text:span text:style-name="T1">(sont)</text:span> leurs fonctions et sont elles utilisées à bon escient ?</text:p>
      <text:p text:style-name="P1"><text:tab/>Pour y répondre, nous allons nous appuyer sur quatre textes. <text:span text:style-name="T10">La machine internet</text:span><text:span text:style-name="T9"> de Michel Béra et Eric Mechoulan, </text:span><text:span text:style-name="T10">La liaison numérique</text:span><text:span text:style-name="T9"> d'Antonio A. Casili, </text:span><text:span text:style-name="T10">Lettre à Madame de Grignan</text:span><text:span text:style-name="T9"> de Madame de Sévigné, et </text:span><text:span text:style-name="T10">Le culte de l'urgence</text:span><text:span text:style-name="T9"> de Nicole Aubert.</text:span><text:span text:style-name="T11"> </text:span><text:span text:style-name="T2">Une lettre du XVIIè siècle et trois textes qui parlent du courriel.</text:span></text:p>
      <text:p text:style-name="P1"><text:tab/>Nous allons essayer de répondre à la question au travers de trois axes, tout d'abord, nous nous intéresserons aux rapports entre lettre, téléphone et mail, ensuite, nous nous intéresserons aux délais de réponse, pour enfin nous pencher sur la question de la pertinence des écrits, et plus particulièrement des messages électroniques. ?</text:p>
      <text:p text:style-name="P1"/>
      <text:p text:style-name="P1"><text:tab/>Madame de Sévigné, lorsqu'elle écrit à madame de Grignan, ne se doute pas que deux siècles plus tard, elle aurait pu parler à sa fille de façon instantanée grâce au téléphone, et qu'un siècle de plus aurait suffit pour qu'elle puisse lui envoyer un mail.</text:p>
      <text:p text:style-name="P1">D'après cette lettre et le texte de Michel Béra et Eric Méchoulan, Nous pouvons faire un rapprochement entre la lettre et le mail. Ces deux moyens de communication sont respectueux et poli, contrairement au téléphone ; en effet, eux n'iront pas vous réveiller au milieu de la nuit, comme le souligne le premier document.</text:p>
      <text:p text:style-name="P1">Il est vrai qu'avec une lettre, il faut attendre que la poste nous la livre, alors que le mail est reçu quasi instantanément, comme le rappelle Nicole Aubert, Mais c'est la réponse qui est intéressante. Nous pouvons répondre quand bon nous semble.</text:p>
      <text:p text:style-name="P1"/>
      <text:p text:style-name="P1"><text:tab/>Le fait que le mail et la lettre ne soient pas instantanées les éloigne du rapport téléphonique, qui, pour sa part, demande une réponse directe<text:span text:style-name="T9">.</text:span></text:p>
      <text:p text:style-name="P1"><text:span text:style-name="T9">Comme nous voyons la non-instantannéité </text:span><text:span text:style-name="T4">() </text:span><text:span text:style-name="T5">, comme le montre Madame de Sévigné </text:span><text:span text:style-name="T1">(et)</text:span><text:span text:style-name="T5"> le texte </text:span><text:span text:style-name="T8">La machine internet</text:span><text:span text:style-name="T5">.</text:span></text:p>
      <text:p text:style-name="P1"><text:span text:style-name="T5">Ce dernier montre que si le mail n'est pas instantané, il appelle à communiquer en temps réel, souvent au travers d'autres médias tels que la messagerie instantané, le téléphone, le face à face, etc.</text:span></text:p>
      <text:p text:style-name="P1"><text:span text:style-name="T5">Cela dit, même si le mail n'est pas tout à fait instantané, il amenne </text:span><text:span text:style-name="T1">(amène) </text:span><text:span text:style-name="T5">à répondre dans de brefs délais, comme il en est fait mention dans le texte de Nicole Aubert</text:span></text:p>
      <text:p text:style-name="P1"><text:span text:style-name="T5"/></text:p>
      <text:p text:style-name="P1"><text:span text:style-name="T5"><text:tab/>Cette demande d'instantanéité de la part du mail nous amène à répondre dans l'urgence, à donner une réponse qui risque de changer, la réponse sera donc fausse ou inexacte le lendemain, comme il en est fait mention dans </text:span><text:span text:style-name="T8">Le culte de l'urgence</text:span><text:span text:style-name="T5">.</text:span></text:p>
      <text:p text:style-name="P1"><text:span text:style-name="T5">La réponse devenant fausse, nous sommes partis pour changer notre mail, ou autrement dit, à en renvoyer un autre.</text:span></text:p>
      <text:p text:style-name="P1"><text:span text:style-name="T5">Tous ces envois successifs vont donner l'effet inverse à </text:span><text:span text:style-name="T1">(de) </text:span><text:span text:style-name="T5">celui demandé, au lieu d'avoir un seul mail avec une seule réponse, nous en aurons plusieurs avec une multitude de réponse. Un chef de service explique que cela amène à réaliser plus de tris qui </text:span><text:span text:style-name="T6">engrange</text:span><text:span text:style-name="T7"> </text:span><text:span text:style-name="T2">créé</text:span><text:span text:style-name="T7"> une réelle perte de temps.</text:span></text:p>
      <text:p text:style-name="P1"><text:span text:style-name="T7">Antonio A. Casili écrit que le mail incite et complète la conversation en face à face. Malheureusement, comme dit précédemment, ce n'est pas le cas dans les entreprises où il y a surenchère de mail au détriment des relations humaine...</text:span></text:p>
      <text:p text:style-name="P1"><text:span text:style-name="T7"/></text:p>
      <text:p text:style-name="P1"><text:span text:style-name="T7"/></text:p>
      <text:p text:style-name="P1"><text:span text:style-name="T7"><text:tab/>Au travers de cette synthèse, nous avons fait un rapprochement entre le mail, le courrier et le téléphone, dans un second temps nous avons expliqué en quoi le mail était ou non instantané, pour finir par une vision « pessimiste » du mail concernant le </text:span><text:span text:style-name="T6">non gain</text:span><text:span text:style-name="T7"> </text:span><text:span text:style-name="T2">la perte</text:span><text:span text:style-name="T7"> de temps lié à celui ci.</text:span></text:p>
      <text:p text:style-name="P1"><text:span text:style-name="T7">Alors que les bénéfices du mail se font selon le milieu dans lequel il est envoyé et sa fréquence d'envoi, nous sommes en droit de nous demander comment le phénomène est amené à évolu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11/12/13<text:tab/>Correction BTS blanc français<text:tab/>Hervoche Amaël</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10:25:45.97</meta:creation-date>
    <dc:date>2013-12-11T11:51:11.56</dc:date>
    <meta:editing-duration>PT34M53S</meta:editing-duration>
    <meta:editing-cycles>2</meta:editing-cycles>
    <meta:generator>OpenOffice/4.0.0$Win32 OpenOffice.org_project/400m3$Build-9702</meta:generator>
    <meta:document-statistic meta:table-count="0" meta:image-count="0" meta:object-count="0" meta:page-count="1" meta:paragraph-count="19" meta:word-count="639" meta:character-count="3696"/>
  </office:meta>
</office:document-meta>
</file>